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9db1f" officeooo:paragraph-rsid="0009db1f"/>
    </style:style>
    <style:style style:name="P2" style:family="paragraph" style:parent-style-name="Standard" style:list-style-name="L1">
      <style:paragraph-properties fo:text-align="justify" style:justify-single-word="false"/>
      <style:text-properties style:font-name="Times New Roman" officeooo:rsid="0009db1f" officeooo:paragraph-rsid="0009db1f"/>
    </style:style>
    <style:style style:name="P3" style:family="paragraph" style:parent-style-name="Standard" style:list-style-name="L10">
      <style:paragraph-properties fo:text-align="justify" style:justify-single-word="false"/>
      <style:text-properties style:font-name="Times New Roman" officeooo:rsid="0009db1f" officeooo:paragraph-rsid="0009db1f"/>
    </style:style>
    <style:style style:name="P4" style:family="paragraph" style:parent-style-name="Standard" style:list-style-name="L1">
      <style:paragraph-properties fo:text-align="justify" style:justify-single-word="false"/>
      <style:text-properties style:font-name="Times New Roman" officeooo:rsid="000b093e" officeooo:paragraph-rsid="000b093e"/>
    </style:style>
    <style:style style:name="P5" style:family="paragraph" style:parent-style-name="Standard">
      <style:paragraph-properties fo:text-align="justify" style:justify-single-word="false"/>
      <style:text-properties style:font-name="Times New Roman" officeooo:rsid="000b093e" officeooo:paragraph-rsid="000b093e"/>
    </style:style>
    <style:style style:name="P6" style:family="paragraph" style:parent-style-name="Standard" style:list-style-name="L11">
      <style:paragraph-properties fo:text-align="justify" style:justify-single-word="false"/>
      <style:text-properties style:font-name="Times New Roman" officeooo:rsid="000b093e" officeooo:paragraph-rsid="000b093e"/>
    </style:style>
    <style:style style:name="P7" style:family="paragraph" style:parent-style-name="Standard" style:list-style-name="L14">
      <style:paragraph-properties fo:text-align="justify" style:justify-single-word="false"/>
      <style:text-properties style:font-name="Times New Roman" officeooo:rsid="000b093e" officeooo:paragraph-rsid="000b093e"/>
    </style:style>
    <style:style style:name="P8" style:family="paragraph" style:parent-style-name="Standard">
      <style:paragraph-properties fo:text-align="justify" style:justify-single-word="false"/>
      <style:text-properties style:font-name="Times New Roman" fo:font-weight="bold" officeooo:rsid="0009db1f" officeooo:paragraph-rsid="0009db1f" style:font-weight-asian="bold" style:font-weight-complex="bold"/>
    </style:style>
    <style:style style:name="P9" style:family="paragraph" style:parent-style-name="Standard" style:list-style-name="L2">
      <style:paragraph-properties fo:text-align="justify" style:justify-single-word="false"/>
      <style:text-properties officeooo:rsid="000b093e" officeooo:paragraph-rsid="000b093e"/>
    </style:style>
    <style:style style:name="P10" style:family="paragraph" style:parent-style-name="Standard">
      <style:paragraph-properties fo:text-align="justify" style:justify-single-word="false"/>
      <style:text-properties officeooo:rsid="000b093e" officeooo:paragraph-rsid="000b093e"/>
    </style:style>
    <style:style style:name="P11" style:family="paragraph" style:parent-style-name="Standard" style:list-style-name="L3">
      <style:paragraph-properties fo:text-align="justify" style:justify-single-word="false"/>
      <style:text-properties officeooo:rsid="000b093e" officeooo:paragraph-rsid="000b093e"/>
    </style:style>
    <style:style style:name="P12" style:family="paragraph" style:parent-style-name="Standard" style:list-style-name="L5">
      <style:paragraph-properties fo:text-align="justify" style:justify-single-word="false"/>
      <style:text-properties officeooo:rsid="000b093e" officeooo:paragraph-rsid="000b093e"/>
    </style:style>
    <style:style style:name="P13" style:family="paragraph" style:parent-style-name="Standard" style:list-style-name="L7">
      <style:paragraph-properties fo:text-align="justify" style:justify-single-word="false"/>
      <style:text-properties officeooo:rsid="000b093e" officeooo:paragraph-rsid="000b093e"/>
    </style:style>
    <style:style style:name="P14" style:family="paragraph" style:parent-style-name="Standard" style:list-style-name="L8">
      <style:paragraph-properties fo:text-align="justify" style:justify-single-word="false"/>
      <style:text-properties officeooo:rsid="000b093e" officeooo:paragraph-rsid="000b093e"/>
    </style:style>
    <style:style style:name="P15" style:family="paragraph" style:parent-style-name="Standard" style:list-style-name="L3">
      <style:paragraph-properties fo:text-align="justify" style:justify-single-word="false"/>
      <style:text-properties officeooo:paragraph-rsid="000b093e"/>
    </style:style>
    <style:style style:name="P16" style:family="paragraph" style:parent-style-name="Standard" style:list-style-name="L5">
      <style:paragraph-properties fo:text-align="justify" style:justify-single-word="false"/>
      <style:text-properties officeooo:paragraph-rsid="000b093e"/>
    </style:style>
    <style:style style:name="P17" style:family="paragraph" style:parent-style-name="Standard">
      <style:paragraph-properties fo:text-align="justify" style:justify-single-word="false"/>
      <style:text-properties fo:font-weight="bold" officeooo:paragraph-rsid="000b093e" style:font-weight-asian="bold" style:font-weight-complex="bold"/>
    </style:style>
    <style:style style:name="T1" style:family="text">
      <style:text-properties officeooo:rsid="000b093e"/>
    </style:style>
    <style:style style:name="T2" style:family="text">
      <style:text-properties style:font-name="Times New Roman"/>
    </style:style>
    <style:style style:name="T3" style:family="text">
      <style:text-properties style:font-name="Times New Roman" officeooo:rsid="0009db1f"/>
    </style:style>
    <style:style style:name="T4" style:family="text">
      <style:text-properties style:font-name="Times New Roman" officeooo:rsid="000b093e"/>
    </style:style>
    <style:style style:name="T5" style:family="text">
      <style:text-properties fo:font-weight="bold" style:font-weight-asian="bold" style:font-weight-complex="bold"/>
    </style:style>
    <style:style style:name="T6" style:family="text">
      <style:text-properties fo:font-weight="bold" officeooo:rsid="000b093e"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hương pháp top-down</text:p>
      <text:p text:style-name="P8"/>
      <text:list xml:id="list3873366585" text:style-name="L1">
        <text:list-item>
          <text:p text:style-name="P2">Định nghĩa top down trong quản lý</text:p>
        </text:list-item>
      </text:list>
      <text:p text:style-name="P1"><text:tab/>Phương pháp top-down trong quản lý là một cách tiếp cận trong đó các quyết định và chỉ đạo</text:p>
      <text:p text:style-name="P1">được đưa ra từ cấp quản lý cao nhất xuống các cấp quản lý thấp hơn trong tổ chức. Điều này đồng nghĩa với việc các mục tiêu, chiến lược và quyết định được thiết lập và quyết định từ trên xuống, và sau đó được thực hiện và triển khai bởi các cấp quản lý dưới đó.</text:p>
      <text:list xml:id="list170250909479251" text:continue-numbering="true" text:style-name="L1">
        <text:list-item>
          <text:p text:style-name="P4">Đặc điểm</text:p>
        </text:list-item>
      </text:list>
      <text:list xml:id="list732557694" text:style-name="L10">
        <text:list-item>
          <text:p text:style-name="P3">Tổ chức từ trên xuống: Phương pháp này tập trung vào việc tổ chức và quản lý từ cấp quản lý cao nhất xuống các cấp quản lý thấp hơn trong tổ chức.</text:p>
        </text:list-item>
        <text:list-item>
          <text:p text:style-name="P3">Phân chia nhiệm vụ cụ thể: Các nhiệm vụ và trách nhiệm được phân chia một cách cụ thể và chi tiết, sau đó được giao cho các bộ phận hoặc cá nhân cụ thể để thực hiện.</text:p>
        </text:list-item>
        <text:list-item>
          <text:p text:style-name="P3">Tập trung vào chiến lược và mục tiêu chung: Bắt đầu từ việc xác định chiến lược và mục tiêu tổng thể của tổ chức, sau đó phân chia chúng thành các mục tiêu con và nhiệm vụ cụ thể cho các bộ phận và cá nhân.</text:p>
        </text:list-item>
        <text:list-item>
          <text:p text:style-name="P3">Kiểm soát và quản lý từ trên xuống: Các quyết định và hướng dẫn quản lý được đưa ra từ cấp quản lý cao nhất và áp dụng xuống các cấp quản lý thấp hơn trong tổ chức.</text:p>
        </text:list-item>
        <text:list-item>
          <text:p text:style-name="P3">Tạo sự đồng nhất và hiệu quả: Phương pháp "top-down" giúp đảm bảo sự đồng nhất trong cách thức thực hiện công việc và quản lý hoạt động của tổ chức, từ đó tạo ra hiệu suất làm việc cao hơn và quản lý hiệu quả hơn.</text:p>
        </text:list-item>
      </text:list>
      <text:list xml:id="list170250721884843" text:continue-list="list170250909479251" text:style-name="L1">
        <text:list-item>
          <text:p text:style-name="P4">Ưu điểm</text:p>
        </text:list-item>
      </text:list>
      <text:list xml:id="list3482930528" text:style-name="L11">
        <text:list-item>
          <text:p text:style-name="P6">Tạo ra sự đồng nhất trong cách thức thực hiện công việc và quản lý hoạt động của tổ chức.</text:p>
        </text:list-item>
        <text:list-item>
          <text:p text:style-name="P6">Hướng dẫn rõ ràng và chi tiết từ lãnh đạo cấp cao giúp đảm bảo mọi người đều hiểu rõ trách nhiệm và vai trò của họ.</text:p>
        </text:list-item>
        <text:list-item>
          <text:p text:style-name="P6">Dễ dàng quản lý và kiểm soát tiến độ công việc, từ đó tối ưu hóa hiệu suất làm việc và đảm bảo đạt được mục tiêu tổng thể của tổ chức.</text:p>
        </text:list-item>
      </text:list>
      <text:list xml:id="list170250618339102" text:continue-list="list170250721884843" text:style-name="L1">
        <text:list-item>
          <text:p text:style-name="P4">Nhược điểm</text:p>
        </text:list-item>
      </text:list>
      <text:list xml:id="list3803482167" text:style-name="L14">
        <text:list-item>
          <text:p text:style-name="P7">Thiếu linh hoạt và sáng tạo do sự hướng dẫn cụ thể từ trên xuống.</text:p>
        </text:list-item>
        <text:list-item>
          <text:p text:style-name="P7">Thiếu động viên và cam kết từ nhân viên vì họ ít được tham gia vào quyết định.</text:p>
        </text:list-item>
        <text:list-item>
          <text:p text:style-name="P7">Nguy cơ phụ thuộc quá mức vào lãnh đạo, làm tổ chức dễ bị ảnh hưởng bởi sự thay đổi hoặc sai lầm từ phía lãnh đạo.</text:p>
        </text:list-item>
        <text:list-item>
          <text:p text:style-name="P7">Khó khăn trong giải quyết vấn đề cụ thể và thiếu sự động lực từ nhân viên.</text:p>
        </text:list-item>
        <text:list-item>
          <text:p text:style-name="P7">Thiếu linh hoạt trong thích ứng với các tình huống động và thay đổi nhanh chóng.</text:p>
        </text:list-item>
      </text:list>
      <text:p text:style-name="P5"/>
      <text:p text:style-name="P17"><text:span text:style-name="T3">Phương pháp b</text:span><text:span text:style-name="T4">uttom-up</text:span></text:p>
      <text:p text:style-name="P17"><text:span text:style-name="T4"/></text:p>
      <text:list xml:id="list3706159014" text:style-name="L2">
        <text:list-item>
          <text:p text:style-name="P9"><text:span text:style-name="T2">Định nghĩa</text:span></text:p>
        </text:list-item>
      </text:list>
      <text:p text:style-name="P10"><text:span text:style-name="T2"><text:tab/>Phương pháp "bottom-up" trong quản lý là một cách tiếp cận đặc trưng bắt đầu từ cấp dưới lên cấp cao nhất của tổ chức. Ở đây, quyết định và ý kiến được thu thập từ cấp dưới, sau đó tổng hợp và chuyển lên cấp quản lý cao hơn để đưa ra quyết định cuối cùng.</text:span></text:p>
      <text:list xml:id="list170249438833772" text:continue-numbering="true" text:style-name="L2">
        <text:list-item>
          <text:p text:style-name="P9"><text:span text:style-name="T2">Đặc điểm</text:span></text:p>
        </text:list-item>
      </text:list>
      <text:list xml:id="list3979823716" text:style-name="L3">
        <text:list-item>
          <text:p text:style-name="P15"><text:span text:style-name="T6">Tham gia từ cấp dưới lên:</text:span><text:span text:style-name="T1"> Phương pháp này khuyến khích sự tham gia và đóng góp ý kiến từ các nhân viên và bộ phận cấp dưới của tổ chức.</text:span></text:p>
        </text:list-item>
        <text:list-item>
          <text:p text:style-name="P11"><text:span text:style-name="T5">Tập trung vào cơ sở:</text:span> Ý kiến và đề xuất được thu thập từ người lao động trực tiếp thực hiện công việc hàng ngày, từ các bộ phận và cá nhân cụ thể.</text:p>
        </text:list-item>
        <text:list-item>
          <text:p text:style-name="P11"><text:span text:style-name="T5">Sự linh hoạt và sáng tạo:</text:span> Phương pháp "bottom-up" tạo ra môi trường linh hoạt và sáng tạo, giúp phát hiện và giải quyết vấn đề một cách đa dạng và hiệu quả.</text:p>
        </text:list-item>
        <text:list-item>
          <text:p text:style-name="P11"><text:soft-page-break/><text:span text:style-name="T5">Tăng cường cam kết và tự tin</text:span>: Nhân viên thường cảm thấy tự tin và cam kết hơn khi được nghe và đánh giá ý kiến của mình, từ đó tạo ra sự tận tụy và trách nhiệm hơn đối với công việc và tổ chức.</text:p>
        </text:list-item>
        <text:list-item>
          <text:p text:style-name="P11"><text:span text:style-name="T5">Quyết định dựa trên dữ liệu cơ sở:</text:span> Dữ liệu và thông tin thu thập được từ cấp dưới được sử dụng để đưa ra quyết định, giúp tạo ra các quyết định có tính đáng tin cậy và hợp lý hơn.</text:p>
        </text:list-item>
        <text:list-item>
          <text:p text:style-name="P11"><text:span text:style-name="T5">Tăng cường lòng trung thành và hiệu suất: </text:span>Sự tham gia và sự đóng góp của nhân viên có thể tạo ra một môi trường làm việc tích cực, tăng cường lòng trung thành và hiệu suất làm việc trong tổ chức.</text:p>
        </text:list-item>
      </text:list>
      <text:list xml:id="list170251054111579" text:continue-list="list170249438833772" text:style-name="L2">
        <text:list-item>
          <text:p text:style-name="P9"><text:span text:style-name="T2">Ưu điểm</text:span></text:p>
        </text:list-item>
      </text:list>
      <text:list xml:id="list2294435673" text:style-name="L5">
        <text:list-item>
          <text:p text:style-name="P16"><text:span text:style-name="T4">Khuyến khích sự tham gia và cam kết của nhân viên.</text:span></text:p>
        </text:list-item>
        <text:list-item>
          <text:p text:style-name="P12"><text:span text:style-name="T2">Tạo ra cảm giác hỗ trợ và tự do ý kiến trong tổ chức.</text:span></text:p>
        </text:list-item>
        <text:list-item>
          <text:p text:style-name="P12">Có thể tạo ra các giải pháp sáng tạo và hiệu quả hơn do dựa trên sự hiểu biết và kinh nghiệm từ cấp dưới.</text:p>
        </text:list-item>
        <text:list-item>
          <text:p text:style-name="P12">Tăng cường lòng trung thành và tự tin của nhân viên đối với tổ chức.</text:p>
        </text:list-item>
      </text:list>
      <text:list xml:id="list170251265700108" text:continue-list="list170251054111579" text:style-name="L2">
        <text:list-item>
          <text:p text:style-name="P9"><text:span text:style-name="T2">Nhược điểm</text:span></text:p>
        </text:list-item>
      </text:list>
      <text:list xml:id="list797152991" text:style-name="L8">
        <text:list-item>
          <text:p text:style-name="P14"><text:span text:style-name="T2">Tốn thời gian và công sức trong việc thu thập và phân tích ý kiến.</text:span></text:p>
        </text:list-item>
        <text:list-item>
          <text:p text:style-name="P14"><text:span text:style-name="T2">Khả năng xảy ra sự phân biệt ý kiến và mâu thuẫn giữa các bộ phận hoặc cá nhân.</text:span></text:p>
        </text:list-item>
        <text:list-item>
          <text:p text:style-name="P14"><text:span text:style-name="T2">Yêu cầu kỹ năng lãnh đạo và quản lý cao để hiệu quả triển khai và tích hợp ý kiến từ cấp dưới vào quyết định tổ chức.</text:span></text:p>
        </text:list-item>
      </text:list>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list xml:id="list774102565" text:style-name="L7">
        <text:list-item>
          <text:p text:style-name="P13"><text:span text:style-name="T2">Tốn thời gian và công sức: Quá trình thu thập, phân tích và xử lý ý kiến từ cấp dưới đòi hỏi nhiều thời gian và công sức.</text:span></text:p>
        </text:list-item>
        <text:list-item>
          <text:p text:style-name="P13"><text:span text:style-name="T2">Khả năng xảy ra mâu thuẫn: Sự không đồng nhất và mâu thuẫn giữa các ý kiến và quan điểm khác nhau từ cấp dưới có thể gây trở ngại trong quá trình ra quyết định.</text:span></text:p>
        </text:list-item>
        <text:list-item>
          <text:p text:style-name="P13"><text:span text:style-name="T2">Khó khăn trong tích hợp ý kiến: Việc tích hợp ý kiến từ cấp dưới có thể gặp khó khăn, đặc biệt nếu có nhiều ý kiến trái ngược nhau.</text:span></text:p>
        </text:list-item>
        <text:list-item>
          <text:p text:style-name="P13"><text:span text:style-name="T2">Đòi hỏi sự lãnh đạo và quản lý hiệu quả: Để triển khai phương pháp này, cần có sự lãnh đạo và quản lý có kỹ năng và hiểu biết.</text:span></text:p>
        </text:list-item>
        <text:list-item>
          <text:p text:style-name="P13"><text:span text:style-name="T2">Khả năng mất kiểm soát: Quá trình thu thập ý kiến từ cấp dưới có thể dẫn đến mất kiểm soát trong quản lý hoặc việc đánh giá kỹ lưỡng các ý kiến.</text:span></text:p>
        </text:list-item>
        <text:list-item>
          <text:p text:style-name="P13"><text:span text:style-name="T2">Khó khăn trong thực hiện quyết định: Các quyết định dựa trên ý kiến từ cấp dưới có thể gây ra sự phân chia hoặc khó khăn trong việc thực hiện do sự không nhất quán trong quan điểm của tổ chức.</text:span></text:p>
        </text:list-item>
      </text:list>
      <text:list xml:id="list170249251207886" text:continue-list="list170251265700108" text:style-name="L2">
        <text:list-item>
          <text:p text:style-name="P9"><text:soft-page-break/><text:span text:style-name="T2"/></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4-05T16:28:36.449000000</meta:creation-date>
    <dc:date>2024-04-05T17:02:49.037000000</dc:date>
    <meta:editing-duration>PT3M42S</meta:editing-duration>
    <meta:editing-cycles>1</meta:editing-cycles>
    <meta:document-statistic meta:table-count="0" meta:image-count="0" meta:object-count="0" meta:page-count="3" meta:paragraph-count="46" meta:word-count="1131" meta:character-count="4850" meta:non-whitespace-character-count="3803"/>
    <meta:generator>LibreOffice/6.3.0.4$Windows_X86_64 LibreOffice_project/057fc023c990d676a43019934386b85b21a9ee99</meta:generator>
  </office:meta>
</office:document-meta>
</file>